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 Curve" table:style-name="ta1">
        <table:shapes>
          <draw:frame draw:z-index="0" draw:style-name="gr1" draw:text-style-name="P1" svg:width="453.51pt" svg:height="255.09pt" svg:x="195.59pt" svg:y="177.51pt">
            <draw:object draw:notify-on-update-of-ranges="'Calibration Curve'.A2:'Calibration Curve'.A10 'Calibration Curve'.C1:'Calibration Curve'.C1 'Calibration Curve'.C2:'Calibration Curve'.C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Analog Read Average</text:p>
          </table:table-cell>
          <table:table-cell office:value-type="string" calcext:value-type="string">
            <text:p>Distance</text:p>
          </table:table-cell>
          <table:table-cell table:number-columns-repeated="10"/>
        </table:table-row>
        <table:table-row table:style-name="ro1">
          <table:table-cell table:formula="of:=[$Data.C$3]" office:value-type="float" office:value="383.032786885246" calcext:value-type="float">
            <text:p>383.03278688524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formula="of:=[$Data.E$3]" office:value-type="float" office:value="361.754098360656" calcext:value-type="float">
            <text:p>361.75409836065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formula="of:=[$Data.G$3]" office:value-type="float" office:value="342.333333333333" calcext:value-type="float">
            <text:p>342.33333333333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table:formula="of:=[$Data.J$3]" office:value-type="float" office:value="316.41935483871" calcext:value-type="float">
            <text:p>316.4193548387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alibrated off of the wooden piece on the wall, similar to cardboard color.</text:p>
          </table:table-cell>
          <table:table-cell table:number-columns-repeated="6"/>
        </table:table-row>
        <table:table-row table:style-name="ro1">
          <table:table-cell table:formula="of:=[$Data.L$3]" office:value-type="float" office:value="297.85" calcext:value-type="float">
            <text:p>297.8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formula="of:=[$Data.N$3]" office:value-type="float" office:value="280.065573770492" calcext:value-type="float">
            <text:p>280.06557377049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formula="of:=[$Data.O$3]" office:value-type="float" office:value="264.416666666667" calcext:value-type="float">
            <text:p>264.41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2213662.429886 a ^-2.0598068054896</text:p>
          </table:table-cell>
        </table:table-row>
      </table:table>
      <table:table table:name="Data" table:style-name="ta1"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Actual Distance (in)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7:.C68])" office:value-type="float" office:value="383.032786885246" calcext:value-type="float">
            <text:p>383.032786885246</text:p>
          </table:table-cell>
          <table:table-cell/>
          <table:table-cell table:formula="of:=AVERAGE([.E7:.E68])" office:value-type="float" office:value="361.754098360656" calcext:value-type="float">
            <text:p>361.754098360656</text:p>
          </table:table-cell>
          <table:table-cell/>
          <table:table-cell table:formula="of:=AVERAGE([.G7:.G68])" office:value-type="float" office:value="342.333333333333" calcext:value-type="float">
            <text:p>342.333333333333</text:p>
          </table:table-cell>
          <table:table-cell/>
          <table:table-cell table:formula="of:=AVERAGE([.I7:.I68])" office:value-type="float" office:value="313.033333333333" calcext:value-type="float">
            <text:p>313.033333333333</text:p>
          </table:table-cell>
          <table:table-cell table:formula="of:=AVERAGE([.J5:.J66])" office:value-type="float" office:value="316.41935483871" calcext:value-type="float">
            <text:p>316.41935483871</text:p>
          </table:table-cell>
          <table:table-cell table:formula="of:=AVERAGE([.K7:.K68])" office:value-type="float" office:value="299.083333333333" calcext:value-type="float">
            <text:p>299.083333333333</text:p>
          </table:table-cell>
          <table:table-cell table:formula="of:=AVERAGE([.L7:.L68])" office:value-type="float" office:value="297.85" calcext:value-type="float">
            <text:p>297.85</text:p>
          </table:table-cell>
          <table:table-cell table:formula="of:=AVERAGE([.M7:.M68])" office:value-type="float" office:value="279.483333333333" calcext:value-type="float">
            <text:p>279.483333333333</text:p>
          </table:table-cell>
          <table:table-cell table:formula="of:=AVERAGE([.N7:.N68])" office:value-type="float" office:value="280.065573770492" calcext:value-type="float">
            <text:p>280.065573770492</text:p>
          </table:table-cell>
          <table:table-cell table:formula="of:=AVERAGE([.O7:.O68])" office:value-type="float" office:value="264.416666666667" calcext:value-type="float">
            <text:p>264.41666666666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9" calcext:value-type="float">
            <text:p>369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273" calcext:value-type="float">
            <text:p>273</text:p>
          </table:table-cell>
          <table:table-cell office:value-type="float" office:value="284" calcext:value-type="float">
            <text:p>284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17" calcext:value-type="float">
            <text:p>317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23" calcext:value-type="float">
            <text:p>323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89" calcext:value-type="float">
            <text:p>289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37" calcext:value-type="float">
            <text:p>33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311" calcext:value-type="float">
            <text:p>31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5" calcext:value-type="float">
            <text:p>365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57" calcext:value-type="float">
            <text:p>35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72" calcext:value-type="float">
            <text:p>272</text:p>
          </table:table-cell>
          <table:table-cell office:value-type="float" office:value="284" calcext:value-type="float">
            <text:p>284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22" calcext:value-type="float">
            <text:p>322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37" calcext:value-type="float">
            <text:p>33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20" calcext:value-type="float">
            <text:p>32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float" office:value="300" calcext:value-type="float">
            <text:p>300</text:p>
          </table:table-cell>
          <table:table-cell office:value-type="float" office:value="311" calcext:value-type="float">
            <text:p>311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5" calcext:value-type="float">
            <text:p>365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23" calcext:value-type="float">
            <text:p>323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283" calcext:value-type="float">
            <text:p>283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03" calcext:value-type="float">
            <text:p>303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57" calcext:value-type="float">
            <text:p>35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72" calcext:value-type="float">
            <text:p>272</text:p>
          </table:table-cell>
          <table:table-cell office:value-type="float" office:value="285" calcext:value-type="float">
            <text:p>285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22" calcext:value-type="float">
            <text:p>322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37" calcext:value-type="float">
            <text:p>33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20" calcext:value-type="float">
            <text:p>320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float" office:value="300" calcext:value-type="float">
            <text:p>300</text:p>
          </table:table-cell>
          <table:table-cell office:value-type="float" office:value="311" calcext:value-type="float">
            <text:p>31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65" calcext:value-type="float">
            <text:p>365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8"/>
          <table:table-cell office:value-type="float" office:value="283" calcext:value-type="float">
            <text:p>283</text:p>
          </table:table-cell>
          <table:table-cell table:number-columns-repeated="5"/>
        </table:table-row>
      </table:table>
      <table:table table:name="Calibration Curve (OLD)" table:style-name="ta1">
        <table:shapes>
          <draw:frame draw:z-index="0" draw:style-name="gr1" draw:text-style-name="P1" svg:width="453.51pt" svg:height="255.09pt" svg:x="195.59pt" svg:y="177.51pt">
            <draw:object draw:notify-on-update-of-ranges="'Calibration Curve (OLD)'.A2:'Calibration Curve (OLD)'.A10 'Calibration Curve (OLD)'.C1:'Calibration Curve (OLD)'.C1 'Calibration Curve (OLD)'.C2:'Calibration Curve (OLD)'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nalog Read</text:p>
          </table:table-cell>
          <table:table-cell office:value-type="string" calcext:value-type="string">
            <text:p>Actual Distance (cm)</text:p>
          </table:table-cell>
          <table:table-cell office:value-type="string" calcext:value-type="string">
            <text:p>Actual Distance (in)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C2]*2.54" office:value-type="float" office:value="25.4" calcext:value-type="float">
            <text:p>25.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C3]*2.54" office:value-type="float" office:value="30.48" calcext:value-type="float">
            <text:p>30.4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C4]*2.54" office:value-type="float" office:value="35.56" calcext:value-type="float">
            <text:p>35.5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C5]*2.54" office:value-type="float" office:value="40.64" calcext:value-type="float">
            <text:p>40.6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alibrated off of the wooden piece on the wall, similar to cardboard color.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C6]*2.54" office:value-type="float" office:value="45.72" calcext:value-type="float">
            <text:p>45.7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C7]*2.54" office:value-type="float" office:value="50.8" calcext:value-type="float">
            <text:p>50.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C8]*2.54" office:value-type="float" office:value="55.88" calcext:value-type="float">
            <text:p>55.8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C9]*2.54" office:value-type="float" office:value="60.96" calcext:value-type="float">
            <text:p>60.9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C10]*2.54" office:value-type="float" office:value="66.04" calcext:value-type="float">
            <text:p>66.0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</table:table>
      <table:table table:name="Calibration Test" table:style-name="ta1">
        <table:shapes>
          <draw:frame draw:z-index="0" draw:style-name="gr1" draw:text-style-name="P1" svg:width="453.51pt" svg:height="255.09pt" svg:x="511.99pt" svg:y="73.0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tual Distance (in)</text:p>
          </table:table-cell>
          <table:table-cell office:value-type="string" calcext:value-type="string">
            <text:p>Analog Read</text:p>
          </table:table-cell>
          <table:table-cell office:value-type="string" calcext:value-type="string">
            <text:p>Calc Distance (in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5805.99102955023*([.B2]^-1.03380467328515)" office:value-type="string" office:string-value="" calcext:value-type="error">
            <text:p>#NUM!</text:p>
          </table:table-cell>
          <table:table-cell table:formula="of:=ABS(([.C2]-[.A2])/[.A2])*100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5805.99102955023*([.B3]^-1.03380467328515)" office:value-type="string" office:string-value="" calcext:value-type="error">
            <text:p>#NUM!</text:p>
          </table:table-cell>
          <table:table-cell table:formula="of:=ABS(([.C3]-[.A3])/[.A3])*100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5805.99102955023*([.B4]^-1.03380467328515)" office:value-type="string" office:string-value="" calcext:value-type="error">
            <text:p>#NUM!</text:p>
          </table:table-cell>
          <table:table-cell table:formula="of:=ABS(([.C4]-[.A4])/[.A4])*100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5805.99102955023*([.B5]^-1.03380467328515)" office:value-type="string" office:string-value="" calcext:value-type="error">
            <text:p>#NUM!</text:p>
          </table:table-cell>
          <table:table-cell table:formula="of:=ABS(([.C5]-[.A5])/[.A5])*100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5805.99102955023*([.B6]^-1.03380467328515)" office:value-type="string" office:string-value="" calcext:value-type="error">
            <text:p>#NUM!</text:p>
          </table:table-cell>
          <table:table-cell table:formula="of:=ABS(([.C6]-[.A6])/[.A6])*100" office:value-type="string" office:string-value="" calcext:value-type="error">
            <text:p>#NUM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 style:data-style-name="N2" text:time-value="13:32:58.642429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7T09:56:00.043058462</meta:creation-date>
    <dc:date>2019-09-29T14:44:05.941657213</dc:date>
    <meta:editing-duration>PT13H3M15S</meta:editing-duration>
    <meta:editing-cycles>28</meta:editing-cycles>
    <meta:generator>LibreOffice/6.3.1.2$Linux_X86_64 LibreOffice_project/522b3d05dbc14df140b4b4e8cb5fa288e6bf2465</meta:generator>
    <meta:document-statistic meta:table-count="4" meta:cell-count="719" meta:object-count="3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loext:regression-x-name="a" loext:regression-y-name="distanc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29cm" svg:y="0.316cm" chart:style-name="ch2">
          <text:p>Analog Read vs Actual Distance</text:p>
        </chart:title>
        <chart:legend chart:legend-position="end" svg:x="10.37cm" svg:y="3.952cm" style:legend-expansion="high" chart:style-name="ch3"/>
        <chart:plot-area chart:style-name="ch4" table:cell-range-address="'Calibration Curve (OLD)'.A2:'Calibration Curve (OLD)'.A10 'Calibration Curve (OLD)'.C1:'Calibration Curve (OLD)'.C10" chart:data-source-has-labels="row" svg:x="1.331cm" svg:y="1.275cm" svg:width="8.719cm" svg:height="6.564cm">
          <chartooo:coordinate-region svg:x="1.952cm" svg:y="1.474cm" svg:width="7.818cm" svg:height="5.718cm"/>
          <chart:axis chart:dimension="x" chart:name="primary-x" chart:style-name="ch5">
            <chart:title svg:x="4.68cm" svg:y="8.019cm" chart:style-name="ch6">
              <text:p>Analog Read</text:p>
            </chart:title>
          </chart:axis>
          <chart:axis chart:dimension="y" chart:name="primary-y" chart:style-name="ch5">
            <chart:title svg:x="0.451cm" svg:y="5.527cm" chart:style-name="ch7">
              <text:p>Distance (in)</text:p>
            </chart:title>
            <chart:grid chart:style-name="ch8" chart:class="major"/>
          </chart:axis>
          <chart:series chart:style-name="ch9" chart:values-cell-range-address="'Calibration Curve (OLD)'.C2:'Calibration Curve (OLD)'.C10" chart:label-cell-address="'Calibration Curve (OLD)'.C1:'Calibration Curve (OLD)'.C1" chart:class="chart:scatter">
            <chart:domain table:cell-range-address="'Calibration Curve (OLD)'.A2:'Calibration Curve (OLD)'.A10"/>
            <chart:regression-curve chart:style-name="ch10">
              <chart:equation chart:display-equation="true" chart:display-r-square="false" svg:x="4.137cm" svg:y="2.234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 Distance (in)</text:p>
                <draw:g>
                  <svg:desc>'Calibration Curve (OLD)'.C1:'Calibration Curve (OLD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1">
                <text:p>461</text:p>
                <draw:g>
                  <svg:desc>'Calibration Curve (OLD)'.A2:'Calibration Curve (OLD)'.A10</svg:desc>
                </draw:g>
              </table:table-cell>
              <table:table-cell office:value-type="float" office:value="10">
                <text:p>10</text:p>
                <draw:g>
                  <svg:desc>'Calibration Curve (OLD)'.C2:'Calibration Curve (OLD)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">
                <text:p>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">
                <text:p>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4">
                <text:p>2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1.2$Linux_X86_64 LibreOffice_project/522b3d05dbc14df140b4b4e8cb5fa288e6bf246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loext:regression-x-name="a" loext:regression-y-name="distanc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729cm" svg:y="0.316cm" chart:style-name="ch2">
          <text:p>Analog Read vs Actual Distance</text:p>
        </chart:title>
        <chart:legend chart:legend-position="end" svg:x="10.37cm" svg:y="3.952cm" style:legend-expansion="high" chart:style-name="ch3"/>
        <chart:plot-area chart:style-name="ch4" chart:data-source-has-labels="both" svg:x="1.331cm" svg:y="1.275cm" svg:width="8.719cm" svg:height="6.564cm">
          <chartooo:coordinate-region svg:x="1.952cm" svg:y="1.474cm" svg:width="7.818cm" svg:height="5.718cm"/>
          <chart:axis chart:dimension="x" chart:name="primary-x" chart:style-name="ch5" chartooo:axis-type="auto">
            <chart:title svg:x="4.68cm" svg:y="8.019cm" chart:style-name="ch6">
              <text:p>Analog Read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527cm" chart:style-name="ch7">
              <text:p>Distance (in)</text:p>
            </chart:title>
            <chart:grid chart:style-name="ch8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regression-curve chart:style-name="ch10">
              <chart:equation chart:display-equation="true" chart:display-r-square="false" svg:x="4.137cm" svg:y="2.234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ctual Distance (i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1">
                <text:p>4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">
                <text:p>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">
                <text:p>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4">
                <text:p>2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1.2$Linux_X86_64 LibreOffice_project/522b3d05dbc14df140b4b4e8cb5fa288e6bf246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loext:regression-x-name="a" loext:regression-y-name="distanc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29cm" svg:y="0.316cm" chart:style-name="ch2">
          <text:p>Analog Read vs Actual Distance</text:p>
        </chart:title>
        <chart:legend chart:legend-position="end" svg:x="11.878cm" svg:y="3.952cm" style:legend-expansion="high" chart:style-name="ch3"/>
        <chart:plot-area chart:style-name="ch4" table:cell-range-address="'Calibration Curve'.A2:'Calibration Curve'.A10 'Calibration Curve'.C1:'Calibration Curve'.C10" chart:data-source-has-labels="row" svg:x="1.331cm" svg:y="1.275cm" svg:width="10.227cm" svg:height="6.564cm">
          <chartooo:coordinate-region svg:x="1.952cm" svg:y="1.474cm" svg:width="9.326cm" svg:height="5.718cm"/>
          <chart:axis chart:dimension="x" chart:name="primary-x" chart:style-name="ch5">
            <chart:title svg:x="5.434cm" svg:y="8.019cm" chart:style-name="ch6">
              <text:p>Analog Read</text:p>
            </chart:title>
          </chart:axis>
          <chart:axis chart:dimension="y" chart:name="primary-y" chart:style-name="ch5">
            <chart:title svg:x="0.451cm" svg:y="5.527cm" chart:style-name="ch7">
              <text:p>Distance (in)</text:p>
            </chart:title>
            <chart:grid chart:style-name="ch8" chart:class="major"/>
          </chart:axis>
          <chart:series chart:style-name="ch9" chart:values-cell-range-address="'Calibration Curve'.C2:'Calibration Curve'.C10" chart:label-cell-address="'Calibration Curve'.C1:'Calibration Curve'.C1" chart:class="chart:scatter">
            <chart:domain table:cell-range-address="'Calibration Curve'.A2:'Calibration Curve'.A10"/>
            <chart:regression-curve chart:style-name="ch10">
              <chart:equation chart:display-equation="true" chart:display-r-square="false" svg:x="4.137cm" svg:y="2.234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'Calibration Curve'.C1:'Calibration Curv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3.032786885246">
                <text:p>383.032786885246</text:p>
                <draw:g>
                  <svg:desc>'Calibration Curve'.A2:'Calibration Curve'.A10</svg:desc>
                </draw:g>
              </table:table-cell>
              <table:table-cell office:value-type="float" office:value="10">
                <text:p>10</text:p>
                <draw:g>
                  <svg:desc>'Calibration Curve'.C2:'Calibration Curve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1.754098360656">
                <text:p>361.754098360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2.333333333333">
                <text:p>342.333333333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.41935483871">
                <text:p>316.41935483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7.85">
                <text:p>297.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.065573770492">
                <text:p>280.0655737704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.416666666667">
                <text:p>264.4166666666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1.2$Linux_X86_64 LibreOffice_project/522b3d05dbc14df140b4b4e8cb5fa288e6bf246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